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Helvetica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<text:span text:style-name="T1">MENU’S:</text:span></text:p>
      <text:p text:style-name="P2"><text:span text:style-name="T2">Home screen (Background)</text:span></text:p>
      <text:p text:style-name="P2"><text:span text:style-name="T2">Home screen (Logo)</text:span></text:p>
      <text:p text:style-name="P2"><text:span text:style-name="T2">Home screen (Buttons)</text:span></text:p>
      <text:p text:style-name="P2"><text:span text:style-name="T2">Victory screen</text:span></text:p>
      <text:p text:style-name="P2"><text:span text:style-name="T2">Pause menu (Background)</text:span></text:p>
      <text:p text:style-name="P2"><text:span text:style-name="T2">Pause menu (Buttons)</text:span></text:p>
      <text:p text:style-name="P2"><text:span text:style-name="T2">Shop (Background)</text:span></text:p>
      <text:p text:style-name="P2"><text:span text:style-name="T2">Shop (Buttons/Upgrades)</text:span></text:p>
      <text:p text:style-name="P2"><text:span text:style-name="T2"/></text:p>
      <text:p text:style-name="P2"><text:span text:style-name="T3">MUSIC:</text:span></text:p>
      <text:p text:style-name="P2"><text:span text:style-name="T2">Background music</text:span></text:p>
      <text:p text:style-name="P2"><text:span text:style-name="T2">Sound Effect (Break)</text:span></text:p>
      <text:p text:style-name="P2"><text:span text:style-name="T2">Sound Effect (Bounce)</text:span></text:p>
      <text:p text:style-name="P2"><text:span text:style-name="T2">Sound Effect (Death)</text:span></text:p>
      <text:p text:style-name="P1"/>
      <text:p text:style-name="P1"><text:span text:style-name="T1">MAIN GAME:</text:span></text:p>
      <text:p text:style-name="P2"><text:span text:style-name="T2">Player (paddle)</text:span></text:p>
      <text:p text:style-name="P2"><text:span text:style-name="T2">Driehoeken (verschillende 2,3)</text:span></text:p>
      <text:p text:style-name="P2"><text:span text:style-name="T2">Ondergrond + bovenkant</text:span></text:p>
      <text:p text:style-name="P2"><text:span text:style-name="T2">Bal</text:span></text:p>
      <text:p text:style-name="P2"><text:span text:style-name="T2">Achtergrond (skybox?)</text:span></text:p>
      <text:p text:style-name="P2"><text:span text:style-name="T2"/></text:p>
      <text:p text:style-name="P2"><text:span text:style-name="T3">DEATH MATCH:</text:span></text:p>
      <text:p text:style-name="P2">Player (paddle)</text:p>
      <text:p text:style-name="P2">Driehoeken (verschillende 2,3)</text:p>
      <text:p text:style-name="P2">Ondergrond + bovenkant + <text:span text:style-name="T4">midden stuk</text:span></text:p>
      <text:p text:style-name="P2">Bal</text:p>
      <text:p text:style-name="P2">Achtergrond (skybox?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  <meta:initial-creator>Rocco Sengers (38392)</meta:initial-creator>
  </office:meta>
</office:document-meta>
</file>